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Heading_20_2">
      <style:paragraph-properties fo:margin-top="0.25in" fo:margin-bottom="0.0835in" loext:contextual-spacing="false"/>
    </style:style>
    <style:style style:name="P6" style:family="paragraph" style:parent-style-name="Heading_20_2">
      <style:paragraph-properties fo:margin-top="0.25in" fo:margin-bottom="0.0835in" loext:contextual-spacing="false" fo:text-align="justify" style:justify-single-word="false"/>
    </style:style>
    <style:style style:name="P7" style:family="paragraph" style:parent-style-name="Heading_20_1" style:master-page-name="Standard">
      <style:paragraph-properties fo:margin-top="0.278in" fo:margin-bottom="0.0835in" loext:contextual-spacing="false" fo:text-align="center" style:justify-single-word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cgv3qw32x6q2"/>Система анализа информации о фильмах</text:p>
      <text:p text:style-name="P5"><text:bookmark text:name="_99brsdse7ir9"/>Описание системы</text:p>
      <text:p text:style-name="P1">“Система анализа информации о фильмах” позволяет просматривать для фильмов актуальные статистики и исследовать зависимости по различным категориям.</text:p>
      <text:p text:style-name="P6"><text:bookmark text:name="_f5zmcjvy5uxn"/>Описание предметной области</text:p>
      <text:p text:style-name="P1">Система UMLMovieStats представлена в виде веб-приложения.</text:p>
      <text:p text:style-name="P1"/>
      <text:p text:style-name="P1">Информация о фильмах и актерах хранится в базе данных на сервере.</text:p>
      <text:p text:style-name="P1">Данные о пользователях хранится на сервере. Сервер собирает данные о фильмах и актерах со специального сервиса themoviedb по предоставляемому API. <text:s/></text:p>
      <text:p text:style-name="P1"/>
      <text:p text:style-name="P1">Сайт обеспечивает ролевую аутентификацию пользователей - Администратора и Исследователя. Веб-приложение UMLMovieStats предоставляет Исследователю возможность анализировать данные о фильмах т.е. получать статистики: например, минимум или максимум по одному из атрибутов, считать корреляцию, строить графики и диаграммы и т.п.</text:p>
      <text:p text:style-name="P5"><text:bookmark text:name="_3mgcfh547owd"/>Роли</text:p>
      <text:p text:style-name="P1">В системе предусмотрены следующие роли:</text:p>
      <text:list xml:id="list9102861389895249788" text:style-name="WWNum1">
        <text:list-item>
          <text:p text:style-name="P3">Администратор </text:p>
          <text:list>
            <text:list-item>
              <text:p text:style-name="P4">добавлять данные о фильме в базу данных</text:p>
            </text:list-item>
            <text:list-item>
              <text:p text:style-name="P4">удалять данные о фильме</text:p>
            </text:list-item>
            <text:list-item>
              <text:p text:style-name="P4">редактировать данные для фильма по конкретному параметру</text:p>
            </text:list-item>
          </text:list>
        </text:list-item>
        <text:list-item>
          <text:p text:style-name="P3">Исследователь </text:p>
          <text:list>
            <text:list-item>
              <text:p text:style-name="P4">исследовать зависимости параметров фильма</text:p>
            </text:list-item>
            <text:list-item>
              <text:p text:style-name="P4">рассмотреть диаграммы зависимостей параметров</text:p>
            </text:list-item>
            <text:list-item>
              <text:p text:style-name="P4">запросить выборки по параметрам с некоторыми ограничениями</text:p>
            </text:list-item>
          </text:list>
        </text:list-item>
      </text:list>
      <text:p text:style-name="P5"><text:bookmark text:name="_n149bbx53knw"/>Требования</text:p>
      <text:p text:style-name="P1">Система должна предоставлять возможность авторизации пользователей в зависимости от их ролей: каждый пользователь может совершать только те действия, которые соответствуют его роли. Администратор может редактировать базу - добавлять данные, редактировать данные, удалять данные. Роль исследователя подразумевает просмотр простых статистик по данным в базе, визуализацию полученных результатов с помощью графиков и диаграмм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ru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202" meta:character-count="1594" meta:non-whitespace-character-count="1416"/>
    <meta:generator>LibreOfficeDev/5.1.0.3$Linux_X86_64 LibreOffice_project/</meta:generator>
  </office:meta>
</office:document-meta>
</file>